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19.606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75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fo:color="#ff0000" style:text-line-through-style="soli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color="#ff0000" style:text-line-through-style="soli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 style:text-line-through-style="soli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ackground-color="#00ae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/>
    </style:style>
    <style:style style:name="ce15" style:family="table-cell" style:parent-style-name="Default">
      <style:table-cell-properties fo:background-color="#c0c0c0"/>
      <style:text-properties fo:color="#ff0000"/>
    </style:style>
    <style:style style:name="ce16" style:family="table-cell" style:parent-style-name="Default">
      <style:text-properties style:text-line-through-style="solid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number-columns-repeated="4"/>
          <table:table-cell office:value-type="string">
            <text:p>HTML</text:p>
          </table:table-cell>
          <table:table-cell office:value-type="string">
            <text:p>LCH</text:p>
          </table:table-cell>
          <table:table-cell table:style-name="ce9" office:value-type="string">
            <text:p>SCREENSHOT</text:p>
          </table:table-cell>
          <table:table-cell table:style-name="ce9" office:value-type="string">
            <text:p>NUM_SCREENSHOT</text:p>
          </table:table-cell>
          <table:table-cell office:value-type="string">
            <text:p>INSTALLER</text:p>
          </table:table-cell>
          <table:table-cell table:number-columns-repeated="1015"/>
        </table:table-row>
        <table:table-row table:style-name="ro1">
          <table:table-cell office:value-type="string">
            <text:p>7-Zip</text:p>
          </table:table-cell>
          <table:table-cell office:value-type="float" office:value="4.65">
            <text:p>4.65</text:p>
          </table:table-cell>
          <table:table-cell office:value-type="float" office:value="0.89">
            <text:p>0.89</text:p>
          </table:table-cell>
          <table:table-cell office:value-type="string">
            <text:p>http://nchc.dl.sourceforge.net/sourceforge/sevenzip/7z465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Audacity</text:p>
          </table:table-cell>
          <table:table-cell table:style-name="ce4" table:formula="of:=&quot;1.2.6&quot;" office:value-type="string" office:string-value="1.2.6">
            <text:p>1.2.6</text:p>
          </table:table-cell>
          <table:table-cell office:value-type="float" office:value="2.1">
            <text:p>2.1</text:p>
          </table:table-cell>
          <table:table-cell office:value-type="string">
            <text:p>http://audacity.sourceforge.net/latest/audacity-win/audacity-win-1.2.6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BitTorrent</text:p>
          </table:table-cell>
          <table:table-cell table:style-name="ce5"/>
          <table:table-cell table:style-name="ce1" office:value-type="float" office:value="0.89">
            <text:p>0.89</text:p>
          </table:table-cell>
          <table:table-cell table:style-name="ce1"/>
          <table:table-cell table:style-name="ce10" table:number-columns-repeated="2"/>
          <table:table-cell table:style-name="ce12" table:number-columns-repeated="2"/>
          <table:table-cell table:style-name="ce15" table:number-columns-repeated="249"/>
          <table:table-cell table:number-columns-repeated="767"/>
        </table:table-row>
        <table:table-row table:style-name="ro1">
          <table:table-cell office:value-type="string">
            <text:p>Blender</text:p>
          </table:table-cell>
          <table:table-cell office:value-type="string">
            <text:p>2.4.8a</text:p>
          </table:table-cell>
          <table:table-cell office:value-type="float" office:value="9">
            <text:p>9</text:p>
          </table:table-cell>
          <table:table-cell office:value-type="string">
            <text:p>http://ftp.nluug.nl/pub/graphics/blender/release/Blender2.48a/blender-2.48a-windows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Celestia</text:p>
          </table:table-cell>
          <table:table-cell table:style-name="ce4" table:formula="of:=&quot;1.5.1&quot;" office:value-type="string" office:string-value="1.5.1">
            <text:p>1.5.1</text:p>
          </table:table-cell>
          <table:table-cell office:value-type="float" office:value="22.7">
            <text:p>22.7</text:p>
          </table:table-cell>
          <table:table-cell office:value-type="string">
            <text:p>http://jaist.dl.sourceforge.net/sourceforge/celestia/celestia-win32-1.5.1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ClamWin</text:p>
          </table:table-cell>
          <table:table-cell office:value-type="string">
            <text:p>0.94.1</text:p>
          </table:table-cell>
          <table:table-cell office:value-type="float" office:value="24.5">
            <text:p>24.5</text:p>
          </table:table-cell>
          <table:table-cell office:value-type="string">
            <text:p>http://downloads.sourceforge.net/clamwin/clamwin-0.94.1-setup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Dia</text:p>
          </table:table-cell>
          <table:table-cell office:value-type="string">
            <text:p>0.96.1</text:p>
          </table:table-cell>
          <table:table-cell office:value-type="float" office:value="13">
            <text:p>13</text:p>
          </table:table-cell>
          <table:table-cell office:value-type="string">
            <text:p>http://downloads.sourceforge.net/dia-installer/dia-setup-0.96.1-9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Drupal</text:p>
          </table:table-cell>
          <table:table-cell table:style-name="ce6" office:value-type="float" office:value="6.1">
            <text:p>6.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ttp://ftp.drupal.org/files/projects/drupal-6.10.tar.gz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FileZilla</text:p>
          </table:table-cell>
          <table:table-cell office:value-type="string">
            <text:p>3.2.2.1</text:p>
          </table:table-cell>
          <table:table-cell office:value-type="float" office:value="3.7">
            <text:p>3.7</text:p>
          </table:table-cell>
          <table:table-cell office:value-type="string">
            <text:p>https://www.ohloh.net/projects/filezilla/download?filename=FileZilla_3.2.2.1_win32-setup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Firefox</text:p>
          </table:table-cell>
          <table:table-cell office:value-type="string">
            <text:p>3.0.6</text:p>
          </table:table-cell>
          <table:table-cell office:value-type="float" office:value="8.4">
            <text:p>8.4</text:p>
          </table:table-cell>
          <table:table-cell office:value-type="string">
            <text:p>http://www.mozilla.com/products/download.html?product=firefox-3.0.6&amp;os=win&amp;lang=en-US</text:p>
          </table:table-cell>
          <table:table-cell table:number-columns-repeated="2" office:value-type="string">
            <text:p>x</text:p>
          </table:table-cell>
          <table:table-cell table:style-name="ce14" table:number-columns-repeated="2"/>
          <table:table-cell table:style-name="ce16" table:number-columns-repeated="249"/>
          <table:table-cell table:number-columns-repeated="767"/>
        </table:table-row>
        <table:table-row table:style-name="ro1">
          <table:table-cell table:style-name="ce2" office:value-type="string">
            <text:p>FreeMind</text:p>
          </table:table-cell>
          <table:table-cell table:style-name="ce6" office:value-type="string">
            <text:p>0.8.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freemind/FreeMind-Windows-Installer-0.8.1-max.exe?download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Gantt Project</text:p>
          </table:table-cell>
          <table:table-cell table:style-name="ce6" office:value-type="string">
            <text:p>2.0.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ganttproject/ganttproject-2.0.9.exe?download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>
            <text:p>GCompris</text:p>
          </table:table-cell>
          <table:table-cell table:style-name="ce5"/>
          <table:table-cell table:style-name="ce1" office:value-type="float" office:value="70.9">
            <text:p>70.9</text:p>
          </table:table-cell>
          <table:table-cell table:style-name="ce1"/>
          <table:table-cell table:style-name="ce10" table:number-columns-repeated="2"/>
          <table:table-cell table:style-name="ce12" table:number-columns-repeated="2"/>
          <table:table-cell table:style-name="ce15" table:number-columns-repeated="249"/>
          <table:table-cell table:number-columns-repeated="767"/>
        </table:table-row>
        <table:table-row table:style-name="ro1">
          <table:table-cell office:value-type="string">
            <text:p>GIMP</text:p>
          </table:table-cell>
          <table:table-cell table:style-name="ce4" table:formula="of:=&quot;2.6.5&quot;" office:value-type="string" office:string-value="2.6.5">
            <text:p>2.6.5</text:p>
          </table:table-cell>
          <table:table-cell office:value-type="float" office:value="15.2">
            <text:p>15.2</text:p>
          </table:table-cell>
          <table:table-cell office:value-type="string">
            <text:p>http://downloads.sourceforge.net/gimp-win/gimp-2.6.5-i686-setup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infrarecoreder</text:p>
          </table:table-cell>
          <table:table-cell table:style-name="ce6" office:value-type="string">
            <text:p>0.46.2</text:p>
          </table:table-cell>
          <table:table-cell table:style-name="ce2" office:value-type="float" office:value="3.19">
            <text:p>3.19</text:p>
          </table:table-cell>
          <table:table-cell table:style-name="ce2" office:value-type="string">
            <text:p>http://downloads.sourceforge.net/infrarecorder/ir0462.exe?download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Inkscape</text:p>
          </table:table-cell>
          <table:table-cell office:value-type="float" office:value="0.46">
            <text:p>0.46</text:p>
          </table:table-cell>
          <table:table-cell office:value-type="float" office:value="33.4">
            <text:p>33.4</text:p>
          </table:table-cell>
          <table:table-cell office:value-type="string">
            <text:p>http://downloads.sourceforge.net/inkscape/Inkscape-0.46.win32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Joomla</text:p>
          </table:table-cell>
          <table:table-cell table:style-name="ce7" table:formula="of:=&quot;1.5.8&quot;" office:value-type="string" office:string-value="1.5.8">
            <text:p>1.5.8</text:p>
          </table:table-cell>
          <table:table-cell table:style-name="ce2" office:value-type="float" office:value="5.8">
            <text:p>5.8</text:p>
          </table:table-cell>
          <table:table-cell table:style-name="ce2" office:value-type="string">
            <text:p>http://joomlacode.org/gf/download/frsrelease/9294/34966/Joomla_1.5.9-Stable-Full_Package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Kompozer</text:p>
          </table:table-cell>
          <table:table-cell table:style-name="ce6" office:value-type="string">
            <text:p>0.7.10</text:p>
          </table:table-cell>
          <table:table-cell table:style-name="ce2" office:value-type="float" office:value="7.6">
            <text:p>7.6</text:p>
          </table:table-cell>
          <table:table-cell table:style-name="ce2" office:value-type="string">
            <text:p>http://ovh.dl.sourceforge.net/sourceforge/kompozer/kompozer-0.7.10-win32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launcher</text:p>
          </table:table-cell>
          <table:table-cell/>
          <table:table-cell office:value-type="float" office:value="23.5">
            <text:p>23.5</text:p>
          </table:table-cell>
          <table:table-cell/>
          <table:table-cell table:number-columns-repeated="2" office:value-type="string">
            <text:p>LAUNCHER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Lbreakout2</text:p>
          </table:table-cell>
          <table:table-cell table:style-name="ce7" table:formula="of:=&quot;2.5.1&quot;" office:value-type="string" office:string-value="2.5.1">
            <text:p>2.5.1</text:p>
          </table:table-cell>
          <table:table-cell table:style-name="ce2" office:value-type="float" office:value="3.2">
            <text:p>3.2</text:p>
          </table:table-cell>
          <table:table-cell table:style-name="ce2" office:value-type="string">
            <text:p>http://lgames.sourceforge.net/download.php?project=LBreakout2&amp;url=SOURCEFORGE/lgames/lbreakout2-2.5.1-win32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Moodle</text:p>
          </table:table-cell>
          <table:table-cell table:style-name="ce7" table:formula="of:=&quot;1.9.4&quot;" office:value-type="string" office:string-value="1.9.4">
            <text:p>1.9.4</text:p>
          </table:table-cell>
          <table:table-cell table:style-name="ce2" office:value-type="float" office:value="14.7">
            <text:p>14.7</text:p>
          </table:table-cell>
          <table:table-cell table:style-name="ce2" office:value-type="string">
            <text:p>http://download.moodle.org/download.php/stable19/moodle-1.9.4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Notepad2</text:p>
          </table:table-cell>
          <table:table-cell office:value-type="string">
            <text:p>1.1.0.8</text:p>
          </table:table-cell>
          <table:table-cell office:value-type="float" office:value="0.52">
            <text:p>0.52</text:p>
          </table:table-cell>
          <table:table-cell office:value-type="string">
            <text:p>http://nchc.dl.sourceforge.net/sourceforge/notepad2/notepad2v1108.7z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Open Clip Art</text:p>
          </table:table-cell>
          <table:table-cell table:style-name="ce6" office:value-type="float" office:value="0.18">
            <text:p>0.18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http://openclipart.org/downloads/0.18/openclipart-0.18-win32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OpenOffice.org</text:p>
          </table:table-cell>
          <table:table-cell office:value-type="string">
            <text:p>3.0.1</text:p>
          </table:table-cell>
          <table:table-cell office:value-type="float" office:value="168">
            <text:p>168</text:p>
          </table:table-cell>
          <table:table-cell office:value-type="string">
            <text:p>http://openoffice.bouncer.osuosl.org/?product=OpenOffice.org&amp;os=winwjre&amp;lang=en-US&amp;version=3.0.1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PDFCreator</text:p>
          </table:table-cell>
          <table:table-cell office:value-type="string">
            <text:p>0.9.7</text:p>
          </table:table-cell>
          <table:table-cell office:value-type="float" office:value="14.8">
            <text:p>14.8</text:p>
          </table:table-cell>
          <table:table-cell office:value-type="string">
            <text:p>http://downloads.sourceforge.net/pdfcreator/PDFCreator-0_9_7_setup.exe?use_mirror=nchc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Pidgin</text:p>
          </table:table-cell>
          <table:table-cell table:style-name="ce4" table:formula="of:=&quot;2.5.5&quot;" office:value-type="string" office:string-value="2.5.5">
            <text:p>2.5.5</text:p>
          </table:table-cell>
          <table:table-cell office:value-type="float" office:value="13.7">
            <text:p>13.7</text:p>
          </table:table-cell>
          <table:table-cell office:value-type="string">
            <text:p>mhttp://downloads.sourceforge.net/pidgin/pidgin-2.5.5.exe</text:p>
          </table:table-cell>
          <table:table-cell table:number-columns-repeated="2" office:value-type="string">
            <text:p>x</text:p>
          </table:table-cell>
          <table:table-cell table:style-name="ce14" table:number-columns-repeated="2"/>
          <table:table-cell table:style-name="ce16" table:number-columns-repeated="249"/>
          <table:table-cell table:number-columns-repeated="767"/>
        </table:table-row>
        <table:table-row table:style-name="ro1">
          <table:table-cell table:style-name="ce2" office:value-type="string">
            <text:p>Putty</text:p>
          </table:table-cell>
          <table:table-cell table:style-name="ce6" office:value-type="float" office:value="0.6">
            <text:p>0.6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the.earth.li/~sgtatham/putty/latest/x86/putty-0.60-installer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SMF</text:p>
          </table:table-cell>
          <table:table-cell table:style-name="ce7" table:formula="of:=&quot;1.1.8&quot;" office:value-type="string" office:string-value="1.1.8">
            <text:p>1.1.8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www.simplemachines.org/download/index.php/smf_1-1-8_install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Subversion</text:p>
          </table:table-cell>
          <table:table-cell table:style-name="ce7" table:formula="of:=&quot;1.5.8&quot;" office:value-type="string" office:string-value="1.5.8">
            <text:p>1.5.8</text:p>
          </table:table-cell>
          <table:table-cell table:style-name="ce2" office:value-type="float" office:value="17.9">
            <text:p>17.9</text:p>
          </table:table-cell>
          <table:table-cell table:style-name="ce2" office:value-type="string">
            <text:p>http://nchc.dl.sourceforge.net/sourceforge/tortoisesvn/TortoiseSVN-1.5.8.15348-win32-svn-1.5.5.msi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SuperTux</text:p>
          </table:table-cell>
          <table:table-cell table:style-name="ce6" office:value-type="string">
            <text:p>0.1.3</text:p>
          </table:table-cell>
          <table:table-cell table:style-name="ce2" office:value-type="float" office:value="7.3">
            <text:p>7.3</text:p>
          </table:table-cell>
          <table:table-cell table:style-name="ce2" office:value-type="string">
            <text:p>http://download.berlios.de/supertux/supertux-0.1.3-setup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Thunderbird</text:p>
          </table:table-cell>
          <table:table-cell office:value-type="string">
            <text:p>2.0.0.19</text:p>
          </table:table-cell>
          <table:table-cell office:value-type="float" office:value="10.9">
            <text:p>10.9</text:p>
          </table:table-cell>
          <table:table-cell office:value-type="string">
            <text:p>http://www.mozillamessaging.com/thunderbird/download/?product=thunderbird-2.0.0.19&amp;os=win&amp;lang=en-US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uxMath</text:p>
          </table:table-cell>
          <table:table-cell table:style-name="ce6" table:formula="of:=&quot;1.7.0&quot;" office:value-type="string" office:string-value="1.7.0">
            <text:p>1.7.0</text:p>
          </table:table-cell>
          <table:table-cell table:style-name="ce2" office:value-type="float" office:value="1.8">
            <text:p>1.8</text:p>
          </table:table-cell>
          <table:table-cell table:style-name="ce2"/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Tux Paint</text:p>
          </table:table-cell>
          <table:table-cell/>
          <table:table-cell office:value-type="float" office:value="19.6">
            <text:p>19.6</text:p>
          </table:table-cell>
          <table:table-cell/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ux Typing 2</text:p>
          </table:table-cell>
          <table:table-cell table:style-name="ce7" table:formula="of:=&quot;1.5.3&quot;" office:value-type="string" office:string-value="1.5.3">
            <text:p>1.5.3</text:p>
          </table:table-cell>
          <table:table-cell table:style-name="ce2" office:value-type="float" office:value="7.9">
            <text:p>7.9</text:p>
          </table:table-cell>
          <table:table-cell table:style-name="ce2"/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VLC</text:p>
          </table:table-cell>
          <table:table-cell office:value-type="string">
            <text:p>0.9.8a</text:p>
          </table:table-cell>
          <table:table-cell office:value-type="float" office:value="15.6">
            <text:p>15.6</text:p>
          </table:table-cell>
          <table:table-cell office:value-type="string">
            <text:p>http://www.videolan.org/mirror-geo.php?file=vlc/0.9.8a/win32/vlc-0.9.8a-win32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xampp</text:p>
          </table:table-cell>
          <table:table-cell table:style-name="ce7" table:formula="of:=&quot;1.7.0&quot;" office:value-type="string" office:string-value="1.7.0">
            <text:p>1.7.0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http://biznetnetworks.dl.sourceforge.net/sourceforge/xampp/xampp-win32-1.7.0-installer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688.09">
            <text:p>688.09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/>
          <table:table-cell table:style-name="ce8" office:value-type="date" office:date-value="2000-07-01">
            <text:p>01/07/00</text:p>
          </table:table-cell>
          <table:table-cell table:number-columns-repeated="1020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office:forms form:automatic-focus="false" form:apply-design-mode="false"/>
        <table:table-column table:style-name="co10" table:number-columns-repeated="8" table:default-cell-style-name="Default"/>
        <table:table-row table:style-name="ro1">
          <table:table-cell table:style-name="ce17" office:value-type="string">
            <text:p>Office</text:p>
          </table:table-cell>
          <table:table-cell table:style-name="ce17" office:value-type="string">
            <text:p>Internet</text:p>
          </table:table-cell>
          <table:table-cell table:style-name="ce17" office:value-type="string">
            <text:p>Utilities</text:p>
          </table:table-cell>
          <table:table-cell table:style-name="ce17" office:value-type="string">
            <text:p>Education</text:p>
          </table:table-cell>
          <table:table-cell table:style-name="ce17" office:value-type="string">
            <text:p>Web Development</text:p>
          </table:table-cell>
          <table:table-cell table:style-name="ce17" office:value-type="string">
            <text:p>Multimedia</text:p>
          </table:table-cell>
          <table:table-cell table:style-name="ce17" office:value-type="string">
            <text:p>Graphics</text:p>
          </table:table-cell>
          <table:table-cell table:style-name="ce17" office:value-type="string">
            <text:p>Entertainment</text:p>
          </table:table-cell>
        </table:table-row>
        <table:table-row table:style-name="ro2">
          <table:table-cell office:value-type="string">
            <text:p>OpenOffice.Org</text:p>
          </table:table-cell>
          <table:table-cell office:value-type="string">
            <text:p>FireFox</text:p>
          </table:table-cell>
          <table:table-cell office:value-type="string">
            <text:p>7-Zip</text:p>
          </table:table-cell>
          <table:table-cell office:value-type="string">
            <text:p>Celestia</text:p>
          </table:table-cell>
          <table:table-cell office:value-type="string">
            <text:p>Kompozer</text:p>
          </table:table-cell>
          <table:table-cell office:value-type="string">
            <text:p>Audacity</text:p>
          </table:table-cell>
          <table:table-cell office:value-type="string">
            <text:p>GIMP</text:p>
          </table:table-cell>
          <table:table-cell office:value-type="string">
            <text:p>Lbreakout2</text:p>
          </table:table-cell>
        </table:table-row>
        <table:table-row table:style-name="ro2">
          <table:table-cell office:value-type="string">
            <text:p>Dia</text:p>
          </table:table-cell>
          <table:table-cell office:value-type="string">
            <text:p>Thunderbird</text:p>
          </table:table-cell>
          <table:table-cell office:value-type="string">
            <text:p>ClamWin</text:p>
          </table:table-cell>
          <table:table-cell office:value-type="string">
            <text:p>Tux Paint</text:p>
          </table:table-cell>
          <table:table-cell office:value-type="string">
            <text:p>Joomla</text:p>
          </table:table-cell>
          <table:table-cell office:value-type="string">
            <text:p>VLC</text:p>
          </table:table-cell>
          <table:table-cell office:value-type="string">
            <text:p>Inkscape</text:p>
          </table:table-cell>
          <table:table-cell table:style-name="ce2" office:value-type="string">
            <text:p>SuperTux</text:p>
          </table:table-cell>
        </table:table-row>
        <table:table-row table:style-name="ro2">
          <table:table-cell office:value-type="string">
            <text:p>PDFCreator</text:p>
          </table:table-cell>
          <table:table-cell office:value-type="string">
            <text:p>Pidgin</text:p>
          </table:table-cell>
          <table:table-cell office:value-type="string">
            <text:p>Infrarecorder</text:p>
          </table:table-cell>
          <table:table-cell office:value-type="string">
            <text:p>Tux Typing</text:p>
          </table:table-cell>
          <table:table-cell office:value-type="string">
            <text:p>Drupal</text:p>
          </table:table-cell>
          <table:table-cell/>
          <table:table-cell office:value-type="string">
            <text:p>Open Clipart</text:p>
          </table:table-cell>
          <table:table-cell/>
        </table:table-row>
        <table:table-row table:style-name="ro2">
          <table:table-cell office:value-type="string">
            <text:p>GanttProject</text:p>
          </table:table-cell>
          <table:table-cell/>
          <table:table-cell office:value-type="string">
            <text:p>Notepad2</text:p>
          </table:table-cell>
          <table:table-cell office:value-type="string">
            <text:p>Tux Math</text:p>
          </table:table-cell>
          <table:table-cell office:value-type="string">
            <text:p>XAMPP</text:p>
          </table:table-cell>
          <table:table-cell/>
          <table:table-cell office:value-type="string">
            <text:p>Blender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Putty</text:p>
          </table:table-cell>
          <table:table-cell office:value-type="string">
            <text:p>Moodle</text:p>
          </table:table-cell>
          <table:table-cell office:value-type="string">
            <text:p>FileZill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Subversion</text:p>
          </table:table-cell>
          <table:table-cell/>
          <table:table-cell table:style-name="ce2" office:value-type="string">
            <text:p>SMF</text:p>
          </table:table-cell>
          <table:table-cell table:number-columns-repeated="3"/>
        </table:table-row>
      </table:table>
      <table:database-ranges>
        <table:database-range table:target-range-address="Sheet1.A2:Sheet1.F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4">24/03/2009</text:date>, <text:time>13:4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creator>Anuchit Chalothorn</dc:creator>
    <dc:date>2009-03-24T13:40:25.32</dc:date>
    <meta:editing-cycles>6</meta:editing-cycles>
    <meta:editing-duration>PT04H53M52S</meta:editing-duration>
    <meta:document-statistic meta:table-count="2" meta:cell-count="281" meta:object-count="0"/>
    <meta:user-defined meta:name="Info 1"/>
    <meta:user-defined meta:name="Info 2"/>
    <meta:user-defined meta:name="Info 3"/>
    <meta:user-defined meta:name="Info 4"/>
  </office:meta>
</office:document-meta>
</file>